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417in" svg:y="0.0394in">
            <draw:object draw:notify-on-update-of-ranges="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0:07:44.273017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9:46:09.028067150</meta:creation-date>
    <dc:date>2025-03-15T10:12:05.545639830</dc:date>
    <meta:editing-duration>PT2M48S</meta:editing-duration>
    <meta:editing-cycles>3</meta:editing-cycles>
    <meta:generator>LibreOffice/24.8.5.2$Linux_X86_64 LibreOffice_project/27b361b745d0ea8f99bc93dfcb7a39098dfa5fff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748cm" svg:y="0.315cm" chart:style-name="ch2">
          <text:p>Gold Depository Bills Submitted</text:p>
        </chart:title>
        <chart:legend chart:legend-position="end" svg:x="13.127cm" svg:y="4.205cm" style:legend-expansion="high" chart:style-name="ch3"/>
        <chart:plot-area chart:style-name="ch4" table:cell-range-address="Sheet1.B1:Sheet1.B11" svg:x="1.309cm" svg:y="1.284cm" svg:width="11.498cm" svg:height="6.577cm">
          <chart:coordinate-region svg:x="1.309cm" svg:y="1.284cm" svg:width="11.498cm" svg:height="6.577cm"/>
          <chart:axis chart:dimension="x" chart:name="primary-x" chart:style-name="ch5">
            <chart:title svg:x="6.573cm" svg:y="8.041cm" chart:style-name="ch2">
              <text:p><text:span text:style-name="T1">Years</text:span>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title svg:x="0.451cm" svg:y="5.285cm" chart:style-name="ch8">
              <text:p><text:span text:style-name="T1"># Of Bills</text:span></text:p>
            </chart:title>
          </chart:axis>
          <chart:series chart:style-name="ch9" chart:values-cell-range-address="Sheet1.B1:Sheet1.B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27b361b745d0ea8f99bc93dfcb7a39098dfa5ff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